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5-10-0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5-07-1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5-04-1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5-01-21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4-10-2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4-07-02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4-04-0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4-01-23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3-10-17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3-07-20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3-04-12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3-01-23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2-10-13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2-07-2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2-04-12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2-01-12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1-10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1-07-21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1-04-27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1-01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0-07-22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0-04-1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20-01-21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9-10-08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9-07-2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9-04-0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9-01-10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8-10-02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8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8-04-26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8-01-08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7-10-04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7-07-21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7-04-0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7-01-24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6-10-18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6-07-21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6-04-0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6-01-06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5-10-12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5-07-10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5-04-2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5-01-23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4-10-08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4-07-25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4-04-08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4-01-0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3-10-0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3-07-08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3-04-1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3-01-0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2-10-09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2-07-09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2-06-11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2-04-05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2-01-27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1-10-06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1-07-2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1-04-12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1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0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10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9-10-0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9-08-2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9-04-0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9-01-1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8-10-0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8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8-04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8-01-1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7-10-03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7-07-03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7-04-0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7-01-0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6-07-0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6-04-06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6-01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5-10-10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5-07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5-04-07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5-01-0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4-10-18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4-07-1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4-04-2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4-01-2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3-10-2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3-07-1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3-04-07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3-01-13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2-11-05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2-07-0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2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2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1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1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1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0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0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0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0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200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9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9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9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9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8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8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8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8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7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7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7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7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6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6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6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6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5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5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5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4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4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4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4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4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3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3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3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3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2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2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2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2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1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1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1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0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0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0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9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9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9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9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8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8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8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7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7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7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6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6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5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5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4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4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3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3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2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2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1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1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0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0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80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9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9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8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8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8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7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7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7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7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7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6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6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6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6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5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5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5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5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4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4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4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3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3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3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2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2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2-0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2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1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1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1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1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0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0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0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70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9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9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9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9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8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8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8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8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7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7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7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7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6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6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6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6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5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5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5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5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4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4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4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4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3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3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3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3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2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2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2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1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1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0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60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59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59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58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58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57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2331</text:p>
          </table:table-cell>
          <table:table-cell office:value-type="string" calcext:value-type="string">
            <text:p>05S/02W-05BCC</text:p>
          </table:table-cell>
          <table:table-cell office:value-type="string" calcext:value-type="string">
            <text:p>1957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0" meta:object-count="0"/>
    <meta:user-defined meta:name="AppVersion">3.0</meta:user-defined>
  </office:meta>
</office:document-meta>
</file>